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1"/>
    <style:style style:name="ce2" style:family="table-cell" style:parent-style-name="Default" style:data-style-name="N113"/>
    <style:style style:name="ce3" style:family="table-cell" style:parent-style-name="Default" style:data-style-name="N112"/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14.483cm" svg:y="13.573cm">
            <draw:object draw:notify-on-update-of-ranges="Sheet1.B28:Sheet1.B30 Sheet1.C27:Sheet1.C27 Sheet1.C28:Sheet1.C30 Sheet1.D27:Sheet1.D27 Sheet1.D28:Sheet1.D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.909cm" svg:height="14.742cm" svg:x="15.295cm" svg:y="27.837cm">
            <draw:object draw:notify-on-update-of-ranges="Sheet1.H56:Sheet1.H56 Sheet1.H57:Sheet1.H58 Sheet1.I56:Sheet1.I56 Sheet1.I57:Sheet1.I58 Sheet1.J56:Sheet1.J56 Sheet1.J57:Sheet1.J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lice</text:p>
          </table:table-cell>
          <table:table-cell office:value-type="string" calcext:value-type="string">
            <text:p>bob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3.967" calcext:value-type="float">
            <text:p>13.967</text:p>
          </table:table-cell>
          <table:table-cell table:style-name="ce1" office:value-type="float" office:value="14.701" calcext:value-type="float">
            <text:p>14.70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3.59" calcext:value-type="float">
            <text:p>13.590</text:p>
          </table:table-cell>
          <table:table-cell table:style-name="ce1" office:value-type="float" office:value="14.273" calcext:value-type="float">
            <text:p>14.27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4.029" calcext:value-type="float">
            <text:p>14.029</text:p>
          </table:table-cell>
          <table:table-cell table:style-name="ce1" office:value-type="float" office:value="14.217" calcext:value-type="float">
            <text:p>14.217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AVERAGE([.B2:.B4])" office:value-type="float" office:value="13.862" calcext:value-type="float">
            <text:p>13.862</text:p>
          </table:table-cell>
          <table:table-cell table:style-name="ce1" table:formula="of:=AVERAGE([.C2:.C4])" office:value-type="float" office:value="14.397" calcext:value-type="float">
            <text:p>14.397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2"/>
          <table:table-cell table:number-columns-repeated="7"/>
        </table:table-row>
        <table:table-row table:style-name="ro1">
          <table:table-cell/>
          <table:table-cell table:style-name="ce1" office:value-type="float" office:value="0.563" calcext:value-type="float">
            <text:p>0.563</text:p>
          </table:table-cell>
          <table:table-cell table:style-name="ce1" office:value-type="float" office:value="1.596" calcext:value-type="float">
            <text:p>1.59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1.247" calcext:value-type="float">
            <text:p>1.24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1.574" calcext:value-type="float">
            <text:p>1.574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AVERAGE([.B7:.B9])" office:value-type="float" office:value="0.577" calcext:value-type="float">
            <text:p>0.577</text:p>
          </table:table-cell>
          <table:table-cell table:style-name="ce1" table:formula="of:=AVERAGE([.C7:.C9])" office:value-type="float" office:value="1.47233333333333" calcext:value-type="float">
            <text:p>1.472</text:p>
          </table:table-cell>
          <table:table-cell/>
          <table:table-cell table:style-name="ce3" table:formula="of:=([.B5]-[.B10])/[.B5]" office:value-type="percentage" office:value="0.958375414803059" calcext:value-type="percentage">
            <text:p>95.8%</text:p>
          </table:table-cell>
          <table:table-cell table:style-name="ce3" table:formula="of:=([.C5]-[.C10])/[.C5]" office:value-type="percentage" office:value="0.897733324072145" calcext:value-type="percentage">
            <text:p>89.8%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table:style-name="ce1" office:value-type="float" office:value="0.348" calcext:value-type="float">
            <text:p>0.348</text:p>
          </table:table-cell>
          <table:table-cell table:style-name="ce1" office:value-type="float" office:value="0.841" calcext:value-type="float">
            <text:p>0.841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87" calcext:value-type="float">
            <text:p>0.870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table:style-name="ce1" office:value-type="float" office:value="0.323" calcext:value-type="float">
            <text:p>0.323</text:p>
          </table:table-cell>
          <table:table-cell table:style-name="ce1" office:value-type="float" office:value="0.858" calcext:value-type="float">
            <text:p>0.858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table:style-name="ce1" table:formula="of:=AVERAGE([.B12:.B14])" office:value-type="float" office:value="0.334333333333333" calcext:value-type="float">
            <text:p>0.334</text:p>
          </table:table-cell>
          <table:table-cell table:style-name="ce1" table:formula="of:=AVERAGE([.C12:.C14])" office:value-type="float" office:value="0.856333333333333" calcext:value-type="float">
            <text:p>0.856</text:p>
          </table:table-cell>
          <table:table-cell/>
          <table:table-cell table:style-name="ce3" table:formula="of:=([.B5]-[.B15])/[.B5]" office:value-type="percentage" office:value="0.97588130620882" calcext:value-type="percentage">
            <text:p>97.6%</text:p>
          </table:table-cell>
          <table:table-cell table:style-name="ce3" table:formula="of:=([.C5]-[.C15])/[.C5]" office:value-type="percentage" office:value="0.940520015744021" calcext:value-type="percentage">
            <text:p>94.1%</text:p>
          </table:table-cell>
          <table:table-cell table:number-columns-repeated="4"/>
        </table:table-row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lice</text:p>
          </table:table-cell>
          <table:table-cell office:value-type="string" calcext:value-type="string">
            <text:p>bo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ull</text:p>
          </table:table-cell>
          <table:table-cell table:style-name="ce2" office:value-type="float" office:value="13.862" calcext:value-type="float">
            <text:p>13.9</text:p>
          </table:table-cell>
          <table:table-cell table:style-name="ce2" office:value-type="float" office:value="14.397" calcext:value-type="float">
            <text:p>14.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table:style-name="ce2" office:value-type="float" office:value="0.577" calcext:value-type="float">
            <text:p>0.6</text:p>
          </table:table-cell>
          <table:table-cell table:style-name="ce2" office:value-type="float" office:value="1.47233333333333" calcext:value-type="float">
            <text:p>1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 definitions</text:p>
          </table:table-cell>
          <table:table-cell table:style-name="ce2" office:value-type="float" office:value="0.334333333333333" calcext:value-type="float">
            <text:p>0.3</text:p>
          </table:table-cell>
          <table:table-cell table:style-name="ce2" office:value-type="float" office:value="0.856333333333333" calcext:value-type="float">
            <text:p>0.9</text:p>
          </table:table-cell>
          <table:table-cell table:number-columns-repeated="6"/>
        </table:table-row>
        <table:table-row table:style-name="ro1" table:number-rows-repeated="25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alice</text:p>
          </table:table-cell>
          <table:table-cell table:style-name="ce2" office:value-type="string" calcext:value-type="string">
            <text:p>bob</text:p>
          </table:table-cell>
          <table:table-cell table:number-columns-repeated="5"/>
          <table:table-cell office:value-type="string" calcext:value-type="string">
            <text:p>Simple user object (alice)</text:p>
          </table:table-cell>
          <table:table-cell office:value-type="string" calcext:value-type="string">
            <text:p>More complex user object (bob)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2" table:style-name="ce2" office:value-type="float" office:value="4.584" calcext:value-type="float">
            <text:p>4.6</text:p>
          </table:table-cell>
          <table:table-cell table:number-columns-repeated="4"/>
          <table:table-cell office:value-type="string" calcext:value-type="string">
            <text:p><text:s/>midPoint 4.7</text:p>
          </table:table-cell>
          <table:table-cell table:style-name="ce2" office:value-type="float" office:value="13862" calcext:value-type="float">
            <text:p>13862.0</text:p>
          </table:table-cell>
          <table:table-cell table:style-name="ce2" office:value-type="float" office:value="14397" calcext:value-type="float">
            <text:p>14397.0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table:style-name="ce2" office:value-type="float" office:value="4.589" calcext:value-type="float">
            <text:p>4.6</text:p>
          </table:table-cell>
          <table:table-cell table:style-name="ce2" office:value-type="float" office:value="4.588" calcext:value-type="float">
            <text:p>4.6</text:p>
          </table:table-cell>
          <table:table-cell table:number-columns-repeated="4"/>
          <table:table-cell office:value-type="string" calcext:value-type="string">
            <text:p>midPoint 4.8 (in development)</text:p>
          </table:table-cell>
          <table:table-cell table:number-columns-repeated="2" table:style-name="ce2"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table:style-name="ce2" office:value-type="float" office:value="4.597" calcext:value-type="float">
            <text:p>4.6</text:p>
          </table:table-cell>
          <table:table-cell table:style-name="ce2" office:value-type="float" office:value="4.598" calcext:value-type="float">
            <text:p>4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4</text:p>
          </table:table-cell>
          <table:table-cell table:style-name="ce2" office:value-type="float" office:value="4.597" calcext:value-type="float">
            <text:p>4.6</text:p>
          </table:table-cell>
          <table:table-cell table:style-name="ce2" office:value-type="float" office:value="4.603" calcext:value-type="float">
            <text:p>4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5</text:p>
          </table:table-cell>
          <table:table-cell table:style-name="ce2" office:value-type="float" office:value="4.653" calcext:value-type="float">
            <text:p>4.7</text:p>
          </table:table-cell>
          <table:table-cell table:style-name="ce2" office:value-type="float" office:value="4.617" calcext:value-type="float">
            <text:p>4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-3</text:p>
          </table:table-cell>
          <table:table-cell table:style-name="ce2" table:formula="of:=AVERAGE([.B58:.B60])" office:value-type="float" office:value="4.59433333333333" calcext:value-type="float">
            <text:p>4.6</text:p>
          </table:table-cell>
          <table:table-cell table:style-name="ce2" table:formula="of:=AVERAGE([.C58:.C60])" office:value-type="float" office:value="4.59633333333333" calcext:value-type="float">
            <text:p>4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-all</text:p>
          </table:table-cell>
          <table:table-cell table:style-name="ce2" table:formula="of:=AVERAGE([.B57:.B61])" office:value-type="float" office:value="4.604" calcext:value-type="float">
            <text:p>4.6</text:p>
          </table:table-cell>
          <table:table-cell table:style-name="ce2" table:formula="of:=AVERAGE([.C57:.C61])" office:value-type="float" office:value="4.598" calcext:value-type="float">
            <text:p>4.6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float" office:value="13.967" calcext:value-type="float">
            <text:p>13.967</text:p>
          </table:table-cell>
          <table:table-cell table:style-name="ce1" office:value-type="float" office:value="14.701" calcext:value-type="float">
            <text:p>14.70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3.59" calcext:value-type="float">
            <text:p>13.590</text:p>
          </table:table-cell>
          <table:table-cell table:style-name="ce1" office:value-type="float" office:value="14.273" calcext:value-type="float">
            <text:p>14.27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4.029" calcext:value-type="float">
            <text:p>14.029</text:p>
          </table:table-cell>
          <table:table-cell table:style-name="ce1" office:value-type="float" office:value="14.217" calcext:value-type="float">
            <text:p>14.217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AVERAGE([.B67:.B69])" office:value-type="float" office:value="13.862" calcext:value-type="float">
            <text:p>13.862</text:p>
          </table:table-cell>
          <table:table-cell table:style-name="ce1" table:formula="of:=AVERAGE([.C67:.C69])" office:value-type="float" office:value="14.397" calcext:value-type="float">
            <text:p>14.397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C57:Sheet1.C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percentage-style style:name="N112">
      <number:number number:decimal-places="1" number:min-decimal-places="1" number:min-integer-digits="1"/>
      <number:text>%</number:text>
    </number:percentage-style>
    <number:number-style style:name="N113">
      <number:number number:decimal-places="1" number:min-decimal-places="1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0" number:min-decimal-places="0" number:min-integer-digits="0" number:grouping="true"/>
      <number:text> µs</number:text>
    </number:number-style>
    <number:number-style style:name="N116">
      <number:number number:decimal-places="1" number:min-decimal-places="1" number:min-integer-digits="0" number:grouping="true"/>
      <number:text> µ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14:07:43.395000000</meta:creation-date>
    <dc:date>2023-04-26T17:50:14.778000000</dc:date>
    <meta:editing-duration>PT3H6M44S</meta:editing-duration>
    <meta:editing-cycles>4</meta:editing-cycles>
    <meta:generator>LibreOffice/7.4.5.1$Windows_X86_64 LibreOffice_project/9c0871452b3918c1019dde9bfac75448afc4b57f</meta:generator>
    <meta:document-statistic meta:table-count="1" meta:cell-count="80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3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529cm" svg:y="3.954cm" style:legend-expansion="high" chart:style-name="ch2"/>
        <chart:plot-area chart:style-name="ch3" table:cell-range-address="Sheet1.B27:Sheet1.D30" chart:data-source-has-labels="both" svg:x="0.319cm" svg:y="0.18cm" svg:width="13.891cm" svg:height="8.645cm">
          <chart:coordinate-region svg:x="1.231cm" svg:y="0.379cm" svg:width="12.979cm" svg:height="7.799cm"/>
          <chart:axis chart:dimension="x" chart:name="primary-x" chart:style-name="ch4" chartooo:axis-type="auto">
            <chartooo:date-scale/>
            <chart:categories table:cell-range-address="Sheet1.B28:Sheet1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8:Sheet1.C30" chart:label-cell-address="Sheet1.C27:Sheet1.C27" chart:class="chart:bar">
            <chart:data-point chart:repeated="3"/>
          </chart:series>
          <chart:series chart:style-name="ch8" chart:values-cell-range-address="Sheet1.D28:Sheet1.D30" chart:label-cell-address="Sheet1.D27:Sheet1.D27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ice</text:p>
                <draw:g>
                  <svg:desc>Sheet1.C27:Sheet1.C27</svg:desc>
                </draw:g>
              </table:table-cell>
              <table:table-cell office:value-type="string">
                <text:p>bob</text:p>
                <draw:g>
                  <svg:desc>Sheet1.D27:Sheet1.D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ull</text:p>
                <draw:g>
                  <svg:desc>Sheet1.B28:Sheet1.B30</svg:desc>
                </draw:g>
              </table:table-cell>
              <table:table-cell office:value-type="float" office:value="13.862">
                <text:p>13.862</text:p>
                <draw:g>
                  <svg:desc>Sheet1.C28:Sheet1.C30</svg:desc>
                </draw:g>
              </table:table-cell>
              <table:table-cell office:value-type="float" office:value="14.397">
                <text:p>14.397</text:p>
                <draw:g>
                  <svg:desc>Sheet1.D28:Sheet1.D30</svg:desc>
                </draw:g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0.577">
                <text:p>0.577</text:p>
              </table:table-cell>
              <table:table-cell office:value-type="float" office:value="1.47233333333333">
                <text:p>1.47233333333333</text:p>
              </table:table-cell>
            </table:table-row>
            <table:table-row>
              <table:table-cell office:value-type="string">
                <text:p>No definitions</text:p>
              </table:table-cell>
              <table:table-cell office:value-type="float" office:value="0.334333333333333">
                <text:p>0.334333333333333</text:p>
              </table:table-cell>
              <table:table-cell office:value-type="float" office:value="0.856333333333333">
                <text:p>0.856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3">
      <number:number number:decimal-places="1" number:min-decimal-places="1" number:min-integer-digits="1"/>
    </number:number-style>
    <number:number-style style:name="N116">
      <number:number number:decimal-places="1" number:min-decimal-places="1" number:min-integer-digits="0" number:grouping="true"/>
      <number:text> µ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6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6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91cm" svg:height="14.743cm" xlink:href=".." xlink:type="simple" chart:class="chart:bar" chart:style-name="ch1">
        <chart:title svg:x="10.305cm" svg:y="0.43cm" chart:style-name="ch2">
          <text:p>Average "get object" execution time per user object</text:p>
        </chart:title>
        <chart:subtitle svg:x="11.046cm" svg:y="1.503cm" chart:style-name="ch3">
          <text:p>Depending on the object size and midPoint version</text:p>
        </chart:subtitle>
        <chart:legend chart:legend-position="end" svg:x="25.313cm" svg:y="6.823cm" style:legend-expansion="high" chart:style-name="ch4"/>
        <chart:plot-area chart:style-name="ch5" table:cell-range-address="Sheet1.H56:Sheet1.J58" chart:data-source-has-labels="both" svg:x="1.629cm" svg:y="2.48cm" svg:width="23.066cm" svg:height="10.988cm">
          <chart:coordinate-region svg:x="3.097cm" svg:y="2.679cm" svg:width="21.598cm" svg:height="10.142cm"/>
          <chart:axis chart:dimension="x" chart:name="primary-x" chart:style-name="ch6" chartooo:axis-type="auto">
            <chartooo:date-scale/>
            <chart:title svg:x="12.549cm" svg:y="13.762cm" chart:style-name="ch7">
              <text:p>Version</text:p>
            </chart:title>
            <chart:categories table:cell-range-address="Sheet1.H57:Sheet1.H58"/>
          </chart:axis>
          <chart:axis chart:dimension="y" chart:name="primary-y" chart:style-name="ch8">
            <chart:title svg:x="0.451cm" svg:y="9.513cm" chart:style-name="ch9">
              <text:p>Time [microseconds]</text:p>
            </chart:title>
            <chart:grid chart:style-name="ch10" chart:class="major"/>
          </chart:axis>
          <chart:series chart:style-name="ch11" chart:values-cell-range-address="Sheet1.I57:Sheet1.I58" chart:label-cell-address="Sheet1.I56:Sheet1.I56" chart:class="chart:bar">
            <chart:data-point chart:repeated="2"/>
          </chart:series>
          <chart:series chart:style-name="ch12" chart:values-cell-range-address="Sheet1.J57:Sheet1.J58" chart:label-cell-address="Sheet1.J56:Sheet1.J56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 user object (alice)</text:p>
                <draw:g>
                  <svg:desc>Sheet1.I56:Sheet1.I56</svg:desc>
                </draw:g>
              </table:table-cell>
              <table:table-cell office:value-type="string">
                <text:p>More complex user object (bob)</text:p>
                <draw:g>
                  <svg:desc>Sheet1.J56:Sheet1.J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dPoint 4.7</text:p>
                <draw:g>
                  <svg:desc>Sheet1.H57:Sheet1.H58</svg:desc>
                </draw:g>
              </table:table-cell>
              <table:table-cell office:value-type="float" office:value="13862">
                <text:p>13862</text:p>
                <draw:g>
                  <svg:desc>Sheet1.I57:Sheet1.I58</svg:desc>
                </draw:g>
              </table:table-cell>
              <table:table-cell office:value-type="float" office:value="14397">
                <text:p>14397</text:p>
                <draw:g>
                  <svg:desc>Sheet1.J57:Sheet1.J58</svg:desc>
                </draw:g>
              </table:table-cell>
            </table:table-row>
            <table:table-row>
              <table:table-cell office:value-type="string">
                <text:p>master</text:p>
              </table:table-cell>
              <table:table-cell office:value-type="float" office:value="4.6">
                <text:p>4.6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